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e99b" officeooo:paragraph-rsid="0011e99b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1e99b" officeooo:paragraph-rsid="0011e99b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27e7e" officeooo:paragraph-rsid="00127e7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27e7e" officeooo:paragraph-rsid="00127e7e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officeooo:rsid="00127e7e" officeooo:paragraph-rsid="00127e7e" style:font-weight-asian="normal" style:font-weight-complex="normal"/>
    </style:style>
    <style:style style:name="P8" style:family="paragraph" style:parent-style-name="Standard" style:list-style-name="L4">
      <style:text-properties style:text-underline-style="none" fo:font-weight="normal" officeooo:rsid="00127e7e" officeooo:paragraph-rsid="00127e7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4527d" officeooo:paragraph-rsid="0014527d" style:font-weight-asian="bold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1e99b" officeooo:paragraph-rsid="0011e99b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forderungsanalyse</text:p>
      <text:p text:style-name="P1"/>
      <text:p text:style-name="P10">funktionalen Anforderungen</text:p>
      <text:p text:style-name="P1"/>
      <text:p text:style-name="P1">Aufgabe 1</text:p>
      <text:p text:style-name="P3"/>
      <text:list xml:id="list1032157049" text:style-name="L1">
        <text:list-item>
          <text:p text:style-name="P4">Sensoren einer Wetterstation sollen Informationen liefern (Temperatur, Luftfeuchtigkeit, Windgeschwindigkeit, Regen von jeweils einem Sensor erfasst bzw. simuliert werden)</text:p>
        </text:list-item>
        <text:list-item>
          <text:p text:style-name="P4">jeder Sensor als eigenständiger Prozess laufen</text:p>
        </text:list-item>
        <text:list-item>
          <text:p text:style-name="P4">Informationen ständig ändern und in einem geeigneten Nachrichtenformat mittels UDS an die Wetterstation übermittelt werden<text:line-break/>→ dort: Nachrichten unter Angabe von IP, Port, und Typ des Sensors auf der Standardausgabe ausgegeben werden</text:p>
        </text:list-item>
        <text:list-item>
          <text:p text:style-name="P4">in der Wetterstation einfachen HTTP-Server implementieren<text:line-break/>→ Server soll mindestens den HTTP GET Befehl korrekt und vollständig verarbeiten können ( = also müssen eingehende HTTP GET Anfragen komplett und korrekt eingelesen und verarbeitet werden. Es reicht nicht, die erste Zeile einer HTTP-Nachricht zu lesen)</text:p>
          <text:p text:style-name="P4">→ HTTP-Schnittstelle soll über eine REST-API den Zugriff auf einzelne Sensordaten, alle Sensordaten und die Historie der Sensordaten (jeweils mit einer eigenen URI) ermöglichen<text:line-break/>→ dafür müssen auch die Daten aus der Vergangenheit der Wetterstation gespeichert werden<text:line-break/>→ HTTP-Server soll ohne Hilfsmittel (ohne vorhandene Bibliotheken) implementiert werden</text:p>
        </text:list-item>
        <text:list-item>
          <text:p text:style-name="P4">Wetterstation muss gleichzeitig mit den Sensoren und mit den HTTP-Klienten in Kontakt bleiben</text:p>
        </text:list-item>
      </text:list>
      <text:p text:style-name="P3"/>
      <text:p text:style-name="P1">Aufgabe 2</text:p>
      <text:p text:style-name="P3"/>
      <text:list xml:id="list567142235" text:style-name="L2">
        <text:list-item>
          <text:p text:style-name="P5">Wetterstation soll Status (also aktuelle Werte der Sensoren) <text:s/>über Thrift an die Wetterdienste übermitteln<text:line-break/>→ dafür: standardisierte und per Thrift-Datei zur Verfügung gestellte API sowohl am Server (Wetterdienst) als auch am Client (Wetterstation) implementiert werden</text:p>
        </text:list-item>
        <text:list-item>
          <text:p text:style-name="P5">Wetterdienst soll die so übermittelten Daten aller Wetterstationen persistent speichern </text:p>
        </text:list-item>
      </text:list>
      <text:p text:style-name="P6"/>
      <text:p text:style-name="P2">Aufgabe 3</text:p>
      <text:p text:style-name="P6"/>
      <text:list xml:id="list839165374" text:style-name="L3">
        <text:list-item>
          <text:p text:style-name="P7">Server des Wetterdienstes aus Gründen der Ausfallsicherheit redundant auslegen<text:line-break/>→ Wetterdienst soll mindestens 3 Server parallel betreiben <text:line-break/>→ mit jedem Server ist mindestens eine Wetterstation verbunden <text:line-break/>→ Server tauschen unter Verwendung eines RPCs (Thrift oder Protobuf) untereinander die empfangenen Daten aus <text:line-break/>→ dabei sicherstellen, dass alle Daten auf allen Servern in der gleichen Reihenfolge vorliegen</text:p>
        </text:list-item>
      </text:list>
      <text:p text:style-name="P6"/>
      <text:p text:style-name="P2">Aufgabe 4</text:p>
      <text:p text:style-name="P6"/>
      <text:list xml:id="list3572695895" text:style-name="L4">
        <text:list-item>
          <text:p text:style-name="P8">Sensoren sollen mit MQTT an die Wetterstationen angeschlossen werden<text:line-break/>→ dafür die in Aufgabe 2 implementierten Sensoren und Wetterstation so überarbeiten, dass die Daten nun mit MQTT übertragen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29:02.334957796</meta:creation-date>
    <dc:date>2019-04-13T13:53:33.207076698</dc:date>
    <meta:editing-duration>PT8M15S</meta:editing-duration>
    <meta:editing-cycles>2</meta:editing-cycles>
    <meta:generator>LibreOffice/5.4.5.1$MacOSX_X86_64 LibreOffice_project/79c9829dd5d8054ec39a82dc51cd9eff340dbee8</meta:generator>
    <meta:document-statistic meta:table-count="0" meta:image-count="0" meta:object-count="0" meta:page-count="1" meta:paragraph-count="16" meta:word-count="310" meta:character-count="2257" meta:non-whitespace-character-count="1968"/>
  </office:meta>
</office:document-meta>
</file>